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14cm" style:rel-column-width="1482*"/>
    </style:style>
    <style:style style:name="Table1.B" style:family="table-column">
      <style:table-column-properties style:column-width="3.923cm" style:rel-column-width="2224*"/>
    </style:style>
    <style:style style:name="Table1.C" style:family="table-column">
      <style:table-column-properties style:column-width="3.925cm" style:rel-column-width="2225*"/>
    </style:style>
    <style:style style:name="Table1.E" style:family="table-column">
      <style:table-column-properties style:column-width="2.616cm" style:rel-column-width="1483*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0c0c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Interface)</text:p>
      <text:p text:style-name="Standard"/>
      <text:p text:style-name="P1">Le Graphe</text:p>
      <text:p text:style-name="P2">Commence par comprendre le JavaPlot, j'ai mis la javadoc. Ils ont fait un bon boulot, et j'aimerai voir si on peut s'en insiprer pour notre problème, voire le récupérer.</text:p>
      <text:p text:style-name="P2"/>
      <text:p text:style-name="P2">Pouvoir choisir l'échelle log ou l'échelle normale avec un update sur le graphe.</text:p>
      <text:p text:style-name="P2">Essaie de regarder si on peut l'appliquer sur le JavaPlot</text:p>
      <text:p text:style-name="P2"/>
      <text:p text:style-name="P2">Si possible, j'aimerai qu'on règle le problème avec notre interface.</text:p>
      <text:p text:style-name="P2"/>
      <text:p text:style-name="P2"/>
      <text:p text:style-name="P2"/>
      <text:p text:style-name="P1">Le Tableau</text:p>
      <text:p text:style-name="P1"><text:span text:style-name="T1">Tous mes calculs sont stockés dans un tableau 2D de type ArrayList&lt;ArrayList&lt;Double&gt;&gt;</text:span></text:p>
      <text:p text:style-name="P1"><text:span text:style-name="T1">[ [0.0, .1, f(0), f(.1), res],</text:span></text:p>
      <text:p text:style-name="P1"><text:span text:style-name="T1"><text:s text:c="3"/>[.1, .2, f(0.1), f(.2), res],</text:span></text:p>
      <text:p text:style-name="P1"><text:span text:style-name="T1"><text:s text:c="3"/>….....</text:span></text:p>
      <text:p text:style-name="P1"><text:span text:style-name="T1"><text:s text:c="3"/>[res final]</text:span></text:p>
      <text:p text:style-name="P2">]</text:p>
      <text:p text:style-name="P2">Pour un intervalle [a,b] et pour nombre de sous-divisions n (ex: n=10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f(a)</text:p>
          </table:table-cell>
          <table:table-cell table:style-name="Table1.A1" office:value-type="string">
            <text:p text:style-name="Table_20_Contents">f(b)</text:p>
          </table:table-cell>
          <table:table-cell table:style-name="Table1.E1" office:value-type="string">
            <text:p text:style-name="Table_20_Contents">Resultat</text:p>
          </table:table-cell>
        </table:table-row>
        <table:table-row>
          <table:table-cell table:style-name="Table1.A2" office:value-type="string">
            <text:p text:style-name="Table_20_Contents">0.0</text:p>
          </table:table-cell>
          <table:table-cell table:style-name="Table1.B2" office:value-type="string">
            <text:p text:style-name="Table_20_Contents">.1</text:p>
          </table:table-cell>
          <table:table-cell table:style-name="Table1.C2" office:value-type="string">
            <text:p text:style-name="Table_20_Contents">F(0.0)</text:p>
          </table:table-cell>
          <table:table-cell table:style-name="Table1.D2" office:value-type="string">
            <text:p text:style-name="Table_20_Contents">F(.1)</text:p>
          </table:table-cell>
          <table:table-cell table:style-name="Table1.E2" office:value-type="string">
            <text:p text:style-name="Table_20_Contents">intégrale</text:p>
          </table:table-cell>
        </table:table-row>
        <table:table-row>
          <table:table-cell table:style-name="Table1.A3" office:value-type="string">
            <text:p text:style-name="Table_20_Contents">…...</text:p>
          </table:table-cell>
          <table:table-cell table:style-name="Table1.B3" office:value-type="string">
            <text:p text:style-name="Table_20_Contents">….</text:p>
          </table:table-cell>
          <table:table-cell table:style-name="Table1.C3" office:value-type="string">
            <text:p text:style-name="Table_20_Contents">…..</text:p>
          </table:table-cell>
          <table:table-cell table:style-name="Table1.D3" office:value-type="string">
            <text:p text:style-name="Table_20_Contents">….</text:p>
          </table:table-cell>
          <table:table-cell table:style-name="Table1.E3" office:value-type="string">
            <text:p text:style-name="Table_20_Contents">….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Standard"/>
          </table:table-cell>
          <table:table-cell table:style-name="Table1.E4" office:value-type="string">
            <text:p text:style-name="Table_20_Contents">Res final</text:p>
          </table:table-cell>
        </table:table-row>
      </table:table>
      <text:p text:style-name="P1"><text:span text:style-name="T1">La dernière ligne doit juste retourner le resultat (c'est toujours le dernier élément de mon tab2D)</text:span></text:p>
      <text:p text:style-name="P1"><text:span text:style-name="T1"/></text:p>
      <text:p text:style-name="P1"><text:span text:style-name="T1">On doit pour pouvoir faire un tableau déroulant.</text:span></text:p>
      <text:p text:style-name="P1"><text:span text:style-name="T1"/></text:p>
      <text:p text:style-name="P1"><text:span text:style-name="T1">Pas de listener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am</meta:initial-creator>
    <meta:creation-date>2015-03-20T18:35:16</meta:creation-date>
    <meta:generator>LibreOffice/3.5$Linux_x86 LibreOffice_project/350m1$Build-2</meta:generator>
    <dc:date>2015-03-20T19:06:05</dc:date>
    <dc:creator>Thanh Tam</dc:creator>
    <meta:editing-duration>PT8M2S</meta:editing-duration>
    <meta:editing-cycles>2</meta:editing-cycles>
    <meta:document-statistic meta:table-count="1" meta:image-count="0" meta:object-count="0" meta:page-count="1" meta:paragraph-count="33" meta:word-count="150" meta:character-count="873" meta:non-whitespace-character-count="747"/>
  </office:meta>
</office:document-meta>
</file>